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2" style:family="paragraph" style:parent-style-name="Standard">
      <loext:graphic-properties draw:fill="none" draw:fill-color="#ffffff"/>
      <style:paragraph-properties fo:text-align="start" style:justify-single-word="false" fo:background-color="transparent"/>
      <style:text-properties fo:color="#000000" style:font-name="Monospace" fo:font-size="10pt" officeooo:rsid="00152926" officeooo:paragraph-rsid="00152926" style:font-size-asian="10pt"/>
    </style:style>
    <style:style style:name="P3" style:family="paragraph" style:parent-style-name="Standard">
      <loext:graphic-properties draw:fill="none" draw:fill-color="#ffffff"/>
      <style:paragraph-properties fo:text-align="start" style:justify-single-word="false" fo:background-color="transparent"/>
      <style:text-properties fo:color="#000000" style:font-name="Monospace" fo:font-size="10pt" officeooo:rsid="0016e132" officeooo:paragraph-rsid="0016e132" style:font-size-asian="10pt"/>
    </style:style>
    <style:style style:name="P4" style:family="paragraph" style:parent-style-name="Standard">
      <loext:graphic-properties draw:fill="none" draw:fill-color="#ffffff"/>
      <style:paragraph-properties fo:text-align="start" style:justify-single-word="false" fo:background-color="transparent"/>
      <style:text-properties fo:color="#000000" style:font-name="Monospace" fo:font-size="10pt" officeooo:rsid="002c0eec" officeooo:paragraph-rsid="002c0eec" style:font-size-asian="10pt"/>
    </style:style>
    <style:style style:name="P5" style:family="paragraph" style:parent-style-name="Standard">
      <loext:graphic-properties draw:fill="none" draw:fill-color="#ffffff"/>
      <style:paragraph-properties fo:text-align="start" style:justify-single-word="false" fo:background-color="transparent"/>
      <style:text-properties fo:color="#000000" style:font-name="Monospace" fo:font-size="10pt" officeooo:rsid="003759fd" officeooo:paragraph-rsid="003759fd" style:font-size-asian="10pt"/>
    </style:style>
    <style:style style:name="P6" style:family="paragraph" style:parent-style-name="Standard">
      <loext:graphic-properties draw:fill="none" draw:fill-color="#ffffff"/>
      <style:paragraph-properties fo:text-align="start" style:justify-single-word="false" fo:background-color="transparent"/>
      <style:text-properties fo:color="#000000" style:font-name="Monospace" fo:font-size="10pt" officeooo:rsid="003a2020" officeooo:paragraph-rsid="003a2020" style:font-size-asian="10pt"/>
    </style:style>
    <style:style style:name="P7" style:family="paragraph" style:parent-style-name="Standard">
      <loext:graphic-properties draw:fill="none" draw:fill-color="#ffffff"/>
      <style:paragraph-properties fo:text-align="start" style:justify-single-word="false" fo:background-color="transparent"/>
      <style:text-properties fo:color="#000000" style:font-name="Monospace" fo:font-size="10pt" officeooo:rsid="002c0eec" officeooo:paragraph-rsid="002c0eec" fo:background-color="#fff200" style:font-size-asian="10pt"/>
    </style:style>
    <style:style style:name="P8" style:family="paragraph" style:parent-style-name="Standard">
      <loext:graphic-properties draw:fill="none" draw:fill-color="#ffffff"/>
      <style:paragraph-properties fo:text-align="start" style:justify-single-word="false" fo:background-color="transparent"/>
      <style:text-properties fo:color="#000000" style:font-name="Monospace" fo:font-size="10pt" officeooo:rsid="003759fd" officeooo:paragraph-rsid="003759fd" fo:background-color="#fff200" style:font-size-asian="10pt"/>
    </style:style>
    <style:style style:name="P9" style:family="paragraph" style:parent-style-name="Standard">
      <loext:graphic-properties draw:fill="none" draw:fill-color="#ffffff"/>
      <style:paragraph-properties fo:text-align="start" style:justify-single-word="false" fo:background-color="transparent"/>
      <style:text-properties fo:color="#000000" style:font-name="Monospace" fo:font-size="10pt" officeooo:rsid="003759fd" officeooo:paragraph-rsid="003759fd" fo:background-color="transparent" style:font-size-asian="10pt"/>
    </style:style>
    <style:style style:name="P10" style:family="paragraph" style:parent-style-name="Standard" style:list-style-name="L1">
      <loext:graphic-properties draw:fill="none" draw:fill-color="#ffffff"/>
      <style:paragraph-properties fo:text-align="start" style:justify-single-word="false" fo:background-color="transparent"/>
      <style:text-properties officeooo:paragraph-rsid="0001fcdd"/>
    </style:style>
    <style:style style:name="P11" style:family="paragraph" style:parent-style-name="Standard" style:list-style-name="L1">
      <loext:graphic-properties draw:fill="none" draw:fill-color="#ffffff"/>
      <style:paragraph-properties fo:text-align="start" style:justify-single-word="false" fo:background-color="transparent"/>
      <style:text-properties fo:color="#000000" style:font-name="Monospace" fo:font-size="10pt" officeooo:rsid="0003269c" officeooo:paragraph-rsid="0003269c" style:font-size-asian="10pt"/>
    </style:style>
    <style:style style:name="P12" style:family="paragraph" style:parent-style-name="Standard" style:list-style-name="L1">
      <loext:graphic-properties draw:fill="none" draw:fill-color="#ffffff"/>
      <style:paragraph-properties fo:text-align="start" style:justify-single-word="false" fo:background-color="transparent"/>
      <style:text-properties fo:color="#000000" style:font-name="Monospace" fo:font-size="10pt" officeooo:rsid="00058e95" officeooo:paragraph-rsid="00058e95" style:font-size-asian="10pt"/>
    </style:style>
    <style:style style:name="P13" style:family="paragraph" style:parent-style-name="Standard" style:list-style-name="L1">
      <loext:graphic-properties draw:fill="none" draw:fill-color="#ffffff"/>
      <style:paragraph-properties fo:text-align="start" style:justify-single-word="false" fo:background-color="transparent"/>
      <style:text-properties fo:color="#000000" style:font-name="Monospace" fo:font-size="10pt" officeooo:rsid="0008bdd9" officeooo:paragraph-rsid="0008bdd9" style:font-size-asian="10pt"/>
    </style:style>
    <style:style style:name="P14" style:family="paragraph" style:parent-style-name="Standard" style:list-style-name="L1">
      <loext:graphic-properties draw:fill="none" draw:fill-color="#ffffff"/>
      <style:paragraph-properties fo:text-align="start" style:justify-single-word="false" fo:background-color="transparent"/>
      <style:text-properties fo:color="#000000" style:font-name="Monospace" fo:font-size="10pt" officeooo:rsid="0012f826" officeooo:paragraph-rsid="0012f826" style:font-size-asian="10pt"/>
    </style:style>
    <style:style style:name="P15" style:family="paragraph" style:parent-style-name="Standard" style:list-style-name="L1">
      <loext:graphic-properties draw:fill="none" draw:fill-color="#ffffff"/>
      <style:paragraph-properties fo:text-align="start" style:justify-single-word="false" fo:background-color="transparent"/>
      <style:text-properties fo:color="#000000" style:font-name="Monospace" fo:font-size="10pt" officeooo:rsid="0013468f" officeooo:paragraph-rsid="0013468f" style:font-size-asian="10pt"/>
    </style:style>
    <style:style style:name="P16" style:family="paragraph" style:parent-style-name="Standard" style:list-style-name="L1">
      <loext:graphic-properties draw:fill="none" draw:fill-color="#ffffff"/>
      <style:paragraph-properties fo:text-align="start" style:justify-single-word="false" fo:background-color="transparent"/>
      <style:text-properties fo:color="#000000" style:font-name="Monospace" fo:font-size="10pt" officeooo:rsid="001c688c" officeooo:paragraph-rsid="001c688c" style:font-size-asian="10pt"/>
    </style:style>
    <style:style style:name="P17" style:family="paragraph" style:parent-style-name="Standard" style:list-style-name="L1">
      <loext:graphic-properties draw:fill="none" draw:fill-color="#ffffff"/>
      <style:paragraph-properties fo:text-align="start" style:justify-single-word="false" fo:background-color="transparent"/>
      <style:text-properties fo:color="#000000" style:font-name="Monospace" fo:font-size="10pt" officeooo:rsid="0021f4ff" officeooo:paragraph-rsid="0021f4ff" style:font-size-asian="10pt"/>
    </style:style>
    <style:style style:name="P18" style:family="paragraph" style:parent-style-name="Standard" style:list-style-name="L2">
      <loext:graphic-properties draw:fill="none" draw:fill-color="#ffffff"/>
      <style:paragraph-properties fo:text-align="start" style:justify-single-word="false" fo:background-color="transparent"/>
      <style:text-properties fo:color="#000000" style:font-name="Monospace" fo:font-size="10pt" officeooo:rsid="0016e132" officeooo:paragraph-rsid="0016e132" style:font-size-asian="10pt"/>
    </style:style>
    <style:style style:name="P19" style:family="paragraph" style:parent-style-name="Standard" style:list-style-name="L1">
      <loext:graphic-properties draw:fill="none" draw:fill-color="#ffffff"/>
      <style:paragraph-properties fo:text-align="start" style:justify-single-word="false" fo:background-color="transparent"/>
      <style:text-properties fo:color="#000000" style:font-name="Monospace" fo:font-size="10pt" officeooo:rsid="00075d49" officeooo:paragraph-rsid="00075d49" fo:background-color="#fff200" style:font-size-asian="10pt"/>
    </style:style>
    <style:style style:name="P20" style:family="paragraph" style:parent-style-name="Standard" style:list-style-name="L1">
      <loext:graphic-properties draw:fill="none" draw:fill-color="#ffffff"/>
      <style:paragraph-properties fo:text-align="start" style:justify-single-word="false" fo:background-color="transparent"/>
      <style:text-properties fo:color="#000000" style:font-name="Monospace" fo:font-size="10pt" officeooo:rsid="000d3eb1" officeooo:paragraph-rsid="000d3eb1" fo:background-color="#fff200" style:font-size-asian="10pt"/>
    </style:style>
    <style:style style:name="P21" style:family="paragraph" style:parent-style-name="Standard" style:list-style-name="L1">
      <loext:graphic-properties draw:fill="none" draw:fill-color="#ffffff"/>
      <style:paragraph-properties fo:text-align="start" style:justify-single-word="false" fo:background-color="transparent"/>
      <style:text-properties fo:color="#000000" style:font-name="Monospace" fo:font-size="10pt" officeooo:rsid="000e4fe3" officeooo:paragraph-rsid="000e4fe3" fo:background-color="#fff200" style:font-size-asian="10pt"/>
    </style:style>
    <style:style style:name="P22" style:family="paragraph" style:parent-style-name="Standard" style:list-style-name="L1">
      <loext:graphic-properties draw:fill="none" draw:fill-color="#ffffff"/>
      <style:paragraph-properties fo:text-align="start" style:justify-single-word="false" fo:background-color="transparent"/>
      <style:text-properties fo:color="#000000" style:font-name="Monospace" fo:font-size="10pt" officeooo:rsid="000fc6be" officeooo:paragraph-rsid="000fc6be" fo:background-color="#fff200" style:font-size-asian="10pt"/>
    </style:style>
    <style:style style:name="P23" style:family="paragraph" style:parent-style-name="Standard" style:list-style-name="L1">
      <loext:graphic-properties draw:fill="none" draw:fill-color="#ffffff"/>
      <style:paragraph-properties fo:text-align="start" style:justify-single-word="false" fo:background-color="transparent"/>
      <style:text-properties fo:color="#000000" style:font-name="Monospace" fo:font-size="10pt" officeooo:rsid="0012655a" officeooo:paragraph-rsid="0012655a" fo:background-color="#fff200" style:font-size-asian="10pt"/>
    </style:style>
    <style:style style:name="P24" style:family="paragraph" style:parent-style-name="Standard" style:list-style-name="L1">
      <loext:graphic-properties draw:fill="none" draw:fill-color="#ffffff"/>
      <style:paragraph-properties fo:text-align="start" style:justify-single-word="false" fo:background-color="transparent"/>
      <style:text-properties fo:color="#000000" style:font-name="Monospace" fo:font-size="10pt" officeooo:rsid="001318e1" officeooo:paragraph-rsid="001318e1" fo:background-color="#fff200" style:font-size-asian="10pt"/>
    </style:style>
    <style:style style:name="P25" style:family="paragraph" style:parent-style-name="Standard" style:list-style-name="L1">
      <loext:graphic-properties draw:fill="none" draw:fill-color="#ffffff"/>
      <style:paragraph-properties fo:text-align="start" style:justify-single-word="false" fo:background-color="transparent"/>
      <style:text-properties fo:color="#000000" style:font-name="Monospace" fo:font-size="10pt" officeooo:rsid="0013468f" officeooo:paragraph-rsid="0013468f" fo:background-color="#fff200" style:font-size-asian="10pt"/>
    </style:style>
    <style:style style:name="P26" style:family="paragraph" style:parent-style-name="Standard" style:list-style-name="L2">
      <loext:graphic-properties draw:fill="none" draw:fill-color="#ffffff"/>
      <style:paragraph-properties fo:text-align="start" style:justify-single-word="false" fo:background-color="transparent"/>
      <style:text-properties fo:color="#000000" style:font-name="Monospace" fo:font-size="10pt" officeooo:rsid="0016e132" officeooo:paragraph-rsid="0016e132" fo:background-color="#fff200" style:font-size-asian="10pt"/>
    </style:style>
    <style:style style:name="P27" style:family="paragraph" style:parent-style-name="Standard">
      <loext:graphic-properties draw:fill="none" draw:fill-color="#ffffff"/>
      <style:paragraph-properties fo:text-align="start" style:justify-single-word="false" fo:background-color="transparent"/>
      <style:text-properties fo:color="#000000" style:font-name="Monospace" fo:font-size="10pt" officeooo:rsid="002c0eec" officeooo:paragraph-rsid="002c0eec" fo:background-color="#fff200" style:font-size-asian="10pt"/>
    </style:style>
    <style:style style:name="P28" style:family="paragraph" style:parent-style-name="Standard" style:list-style-name="L1">
      <loext:graphic-properties draw:fill="none" draw:fill-color="#ffffff"/>
      <style:paragraph-properties fo:text-align="start" style:justify-single-word="false" fo:background-color="transparent"/>
      <style:text-properties officeooo:rsid="000b3fd1" officeooo:paragraph-rsid="000b3fd1" fo:background-color="#fff200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style:font-name="Monospace" fo:font-size="10pt" officeooo:rsid="0003269c" style:font-size-asian="10pt"/>
    </style:style>
    <style:style style:name="T3" style:family="text">
      <style:text-properties fo:color="#000000" style:font-name="Monospace" fo:font-size="10pt" officeooo:rsid="00061d9d" style:font-size-asian="10pt"/>
    </style:style>
    <style:style style:name="T4" style:family="text">
      <style:text-properties fo:color="#000000" style:font-name="Monospace" fo:font-size="10pt" officeooo:rsid="00075d49" style:font-size-asian="10pt"/>
    </style:style>
    <style:style style:name="T5" style:family="text">
      <style:text-properties fo:color="#000000" style:font-name="Monospace" fo:font-size="10pt" officeooo:rsid="000c850f" style:font-size-asian="10pt"/>
    </style:style>
    <style:style style:name="T6" style:family="text">
      <style:text-properties officeooo:rsid="002db365"/>
    </style:style>
    <style:style style:name="T7" style:family="text">
      <style:text-properties officeooo:rsid="0030d195"/>
    </style:style>
    <style:style style:name="T8" style:family="text">
      <style:text-properties officeooo:rsid="0035a043"/>
    </style:style>
    <style:style style:name="T9" style:family="text">
      <style:text-properties officeooo:rsid="0036b6ee"/>
    </style:style>
    <style:style style:name="T10" style:family="text">
      <style:text-properties officeooo:rsid="003759fd"/>
    </style:style>
    <style:style style:name="T11" style:family="text">
      <style:text-properties officeooo:rsid="0038a767"/>
    </style:style>
    <style:style style:name="T12" style:family="text">
      <style:text-properties fo:background-color="#fff200" loext:char-shading-value="0"/>
    </style:style>
    <style:style style:name="T13" style:family="text">
      <style:text-properties officeooo:rsid="002883f5" fo:background-color="#fff200" loext:char-shading-value="0"/>
    </style:style>
    <style:style style:name="T14" style:family="text">
      <style:text-properties officeooo:rsid="00299ffc" fo:background-color="#fff200" loext:char-shading-value="0"/>
    </style:style>
    <style:style style:name="T15" style:family="text">
      <style:text-properties officeooo:rsid="002a0c12" fo:background-color="#fff200" loext:char-shading-value="0"/>
    </style:style>
    <style:style style:name="T16" style:family="text">
      <style:text-properties officeooo:rsid="002a8fbb" fo:background-color="#fff200" loext:char-shading-value="0"/>
    </style:style>
    <style:style style:name="T17" style:family="text">
      <style:text-properties officeooo:rsid="002af71e" fo:background-color="#fff200" loext:char-shading-value="0"/>
    </style:style>
    <style:style style:name="T18" style:family="text">
      <style:text-properties officeooo:rsid="002efdd4" fo:background-color="#fff200" loext:char-shading-value="0"/>
    </style:style>
    <style:style style:name="T19" style:family="text">
      <style:text-properties officeooo:rsid="0030d195" fo:background-color="#fff200" loext:char-shading-value="0"/>
    </style:style>
    <style:style style:name="T20" style:family="text">
      <style:text-properties officeooo:rsid="0037a63d" fo:background-color="#fff200" loext:char-shading-value="0"/>
    </style:style>
    <style:style style:name="T21" style:family="text">
      <style:text-properties officeooo:rsid="00342646" fo:background-color="#fff200" loext:char-shading-value="0"/>
    </style:style>
    <style:style style:name="T22" style:family="text">
      <style:text-properties officeooo:rsid="00383844" fo:background-color="#fff200" loext:char-shading-value="0"/>
    </style:style>
    <style:style style:name="T23" style:family="text">
      <style:text-properties officeooo:rsid="003511c5" fo:background-color="#fff200" loext:char-shading-value="0"/>
    </style:style>
    <style:style style:name="T24" style:family="text">
      <style:text-properties officeooo:rsid="00448658"/>
    </style:style>
    <style:style style:name="T25" style:family="text">
      <style:text-properties officeooo:rsid="004882c0"/>
    </style:style>
    <style:style style:name="T26" style:family="text">
      <style:text-properties officeooo:rsid="004b210c"/>
    </style:style>
    <style:style style:name="T27" style:family="text">
      <style:text-properties officeooo:rsid="005227ff"/>
    </style:style>
    <style:style style:name="T28" style:family="text">
      <style:text-properties fo:background-color="transparent" loext:char-shading-value="0"/>
    </style:style>
    <style:style style:name="T29" style:family="text">
      <style:text-properties officeooo:rsid="0060ee6b"/>
    </style:style>
    <style:style style:name="T30" style:family="text">
      <style:text-properties officeooo:rsid="006286d1"/>
    </style:style>
    <style:style style:name="T31" style:family="text">
      <style:text-properties officeooo:rsid="006474f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uff to do from Eli's meeting 18/02/2020</text:p>
      <text:list xml:id="list2047852745" text:style-name="L1">
        <text:list-item>
          <text:p text:style-name="P10"><text:span text:style-name="T1">Include mor</text:span><text:span text:style-name="T2">e metadata </text:span><text:span text:style-name="T3">(the u</text:span><text:span text:style-name="T4">ser can specify some of these by hand).</text:span></text:p>
          <text:list>
            <text:list-item>
              <text:p text:style-name="P11">Compound name (maybe we can determine this automagically?)</text:p>
            </text:list-item>
            <text:list-item>
              <text:p text:style-name="P12">Expt code</text:p>
            </text:list-item>
            <text:list-item>
              <text:p text:style-name="P19">Date</text:p>
            </text:list-item>
            <text:list-item>
              <text:p text:style-name="P13">Solvent or gas phase</text:p>
            </text:list-item>
          </text:list>
        </text:list-item>
        <text:list-item>
          <text:p text:style-name="P28"><text:span text:style-name="T1">Rename ‘Dipole Moment’ to ‘Per</text:span><text:span text:style-name="T5">m</text:span><text:span text:style-name="T1">a</text:span><text:span text:style-name="T5">n</text:span><text:span text:style-name="T1">ent Dipole Moment’</text:span></text:p>
        </text:list-item>
        <text:list-item>
          <text:p text:style-name="P20">Include Transition Dipole Moment</text:p>
        </text:list-item>
        <text:list-item>
          <text:p text:style-name="P21">Orientate structure/orbital pictures using Kebab+</text:p>
        </text:list-item>
        <text:list-item>
          <text:p text:style-name="P22">45o probably not the best angle for showing orbitals.</text:p>
        </text:list-item>
        <text:list-item>
          <text:p text:style-name="P23">Reduce precision to 2 decimal places</text:p>
        </text:list-item>
        <text:list-item>
          <text:p text:style-name="P14">Save table of atoms as own file for easy inclusion into esi</text:p>
        </text:list-item>
        <text:list-item>
          <text:p text:style-name="P24">Orbital states diagram</text:p>
        </text:list-item>
        <text:list-item>
          <text:p text:style-name="P24">Et states diagram: remove (alter?) border, vertical axis arrow, replot to scale</text:p>
        </text:list-item>
        <text:list-item>
          <text:p text:style-name="P25">Make excited states graph more like absorption spectrum (wide bars with gaussian functions)</text:p>
        </text:list-item>
        <text:list-item>
          <text:p text:style-name="P15">Overlay excited states graph with real absorption spectrum</text:p>
        </text:list-item>
        <text:list-item>
          <text:p text:style-name="P16">CIE xyc coords and RGB values</text:p>
        </text:list-item>
        <text:list-item>
          <text:p text:style-name="P17">Support NTOs (both submission and analysis).</text:p>
        </text:list-item>
      </text:list>
      <text:p text:style-name="P2"/>
      <text:p text:style-name="P3">Wish list:</text:p>
      <text:list xml:id="list3447321065" text:style-name="L2">
        <text:list-item>
          <text:p text:style-name="P18">Calculate what percentage of each orbital is on specific sub-parts of the molecule (donor vs acceptor, metal vs ligand etc)</text:p>
        </text:list-item>
        <text:list-item>
          <text:p text:style-name="P26">HOMO/LUMO overlapped on one picture.</text:p>
        </text:list-item>
        <text:list-item>
          <text:p text:style-name="P18">Spin density pictures</text:p>
        </text:list-item>
        <text:list-item>
          <text:p text:style-name="P18">Organometallic emission energy</text:p>
        </text:list-item>
      </text:list>
      <text:p text:style-name="P3"/>
      <text:p text:style-name="P3"/>
      <text:p text:style-name="P3"/>
      <text:p text:style-name="P3"/>
      <text:p text:style-name="P6">17/04/2020</text:p>
      <text:p text:style-name="P3">- <text:span text:style-name="T13">Caption for image angles.</text:span></text:p>
      <text:p text:style-name="P3">- <text:span text:style-name="T14">Subdirectory for images.</text:span></text:p>
      <text:p text:style-name="P3">- <text:span text:style-name="T15">Split No. of states by singlets and triplets</text:span></text:p>
      <text:p text:style-name="P3">- <text:span text:style-name="T16">Add TDM to summary page.</text:span></text:p>
      <text:p text:style-name="P3">- <text:span text:style-name="T17">Check dipole moment direction.</text:span></text:p>
      <text:p text:style-name="P4">- Vector sum difference between PDM TDN</text:p>
      <text:p text:style-name="P4">- <text:span text:style-name="T6">HOMO and LUMO in vertical mode.</text:span></text:p>
      <text:p text:style-name="P4">- <text:span text:style-name="T18">Change units to /ev not (eV)</text:span></text:p>
      <text:p text:style-name="P4">- <text:span text:style-name="T19">Remove black border on HOMO/LUMO (keep for energy axis).</text:span></text:p>
      <text:p text:style-name="P4"><text:tab/><text:span text:style-name="T12">- </text:span><text:span text:style-name="T19">HOMO/LUMO diagram with only HOMO/LUMO</text:span></text:p>
      <text:p text:style-name="P7"><text:span text:style-name="T28"><text:tab/></text:span>- <text:span text:style-name="T7">Same with HOMO+2/LUMO+2</text:span></text:p>
      <text:p text:style-name="P4"><text:tab/><text:span text:style-name="T12">- </text:span><text:span text:style-name="T21">Reduce sig figs to 2 in diagram.</text:span></text:p>
      <text:p text:style-name="P4">- <text:span text:style-name="T23">Images close to gaussview with opacity for atoms</text:span></text:p>
      <text:p text:style-name="P4"/>
      <text:p text:style-name="P7">- <text:span text:style-name="T9">Horizontal g</text:span>ap<text:span text:style-name="T8"> between singlets and triplets in diagram</text:span></text:p>
      <text:p text:style-name="P27">- <text:span text:style-name="T10">Try moving dE ST label to right of diagram?</text:span></text:p>
      <text:p text:style-name="P5">- <text:span text:style-name="T12">Take out S0 energy.</text:span></text:p>
      <text:p text:style-name="P5">- <text:span text:style-name="T20">Try less wide Absorption graph at same scale with no white space</text:span></text:p>
      <text:p text:style-name="P5">- <text:span text:style-name="T22">Add more orbital pictures for excited states (cutoff at 0.1 probability).</text:span></text:p>
      <text:p text:style-name="P8">- <text:span text:style-name="T11">Make references RSC style.</text:span></text:p>
      <text:p text:style-name="P8">- <text:span text:style-name="T24">Support for very small number of MOs (try with CO)</text:span></text:p>
      <text:p text:style-name="P8">- <text:span text:style-name="T24">Support for ‘unnusual’ excited states (eg, just singlets etc).</text:span></text:p>
      <text:p text:style-name="P5">- <text:span text:style-name="T25">Have a look at the Excited_state class and how it deals with multiplicity, needs improving (don’t pass symmetry to the constructor?).</text:span></text:p>
      <text:p text:style-name="P8">- <text:span text:style-name="T26">Make atoms transparent in dipole pictures so we can see the arrow better.</text:span></text:p>
      <text:p text:style-name="P8">- <text:span text:style-name="T27">Add restricted/unrestricted to metadata.</text:span></text:p>
      <text:p text:style-name="P8">- <text:span text:style-name="T29">Fix tables taking up an extra page when they totally fill the current page</text:span></text:p>
      <text:p text:style-name="P8">- <text:span text:style-name="T30">Allow choosing how many frequencies to display in reports</text:span></text:p>
      <text:p text:style-name="P9">- <text:span text:style-name="T31">Need lots more config options for matplotlib graphs (max/min image width/height, x_padding, fwhm etc.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6:11:09.307080954</meta:creation-date>
    <dc:date>2020-06-15T18:53:43.567759837</dc:date>
    <meta:editing-duration>PT19H27M50S</meta:editing-duration>
    <meta:editing-cycles>95</meta:editing-cycles>
    <meta:generator>LibreOffice/6.0.7.3$Linux_X86_64 LibreOffice_project/00m0$Build-3</meta:generator>
    <meta:document-statistic meta:table-count="0" meta:image-count="0" meta:object-count="0" meta:page-count="1" meta:paragraph-count="51" meta:word-count="423" meta:character-count="2420" meta:non-whitespace-character-count="2066"/>
  </office:meta>
</office:document-meta>
</file>